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2b5" officeooo:paragraph-rsid="001f72b5"/>
    </style:style>
    <style:style style:name="P2" style:family="paragraph" style:parent-style-name="Standard">
      <style:text-properties officeooo:rsid="001f72b5" officeooo:paragraph-rsid="0021248a"/>
    </style:style>
    <style:style style:name="P3" style:family="paragraph" style:parent-style-name="Standard">
      <style:text-properties fo:font-style="normal" officeooo:rsid="001f72b5" officeooo:paragraph-rsid="001f72b5" style:font-style-asian="normal" style:font-style-complex="normal"/>
    </style:style>
    <style:style style:name="P4" style:family="paragraph" style:parent-style-name="Standard">
      <style:text-properties fo:font-style="normal" officeooo:rsid="0021248a" officeooo:paragraph-rsid="0021248a" style:font-style-asian="normal" style:font-style-complex="normal"/>
    </style:style>
    <style:style style:name="P5" style:family="paragraph" style:parent-style-name="Standard">
      <style:text-properties fo:font-style="normal" officeooo:rsid="002201dc" officeooo:paragraph-rsid="002201dc" style:font-style-asian="normal" style:font-style-complex="normal"/>
    </style:style>
    <style:style style:name="P6" style:family="paragraph" style:parent-style-name="Standard">
      <style:text-properties fo:font-style="normal" officeooo:rsid="0022c142" officeooo:paragraph-rsid="0022c142" style:font-style-asian="normal" style:font-style-complex="normal"/>
    </style:style>
    <style:style style:name="P7" style:family="paragraph" style:parent-style-name="Standard">
      <style:text-properties fo:font-style="normal" officeooo:rsid="0022c142" officeooo:paragraph-rsid="0027f144" style:font-style-asian="normal" style:font-style-complex="normal"/>
    </style:style>
    <style:style style:name="P8" style:family="paragraph" style:parent-style-name="Standard">
      <style:text-properties fo:font-style="normal" officeooo:rsid="00279045" officeooo:paragraph-rsid="00279045" style:font-style-asian="normal" style:font-style-complex="normal"/>
    </style:style>
    <style:style style:name="P9" style:family="paragraph" style:parent-style-name="Standard">
      <style:text-properties fo:font-style="normal" officeooo:rsid="0027f144" officeooo:paragraph-rsid="0027f144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tyle="normal" officeooo:rsid="00283946" officeooo:paragraph-rsid="00283946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248a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248a" style:font-style-asian="normal" style:font-style-complex="normal"/>
    </style:style>
    <style:style style:name="T5" style:family="text">
      <style:text-properties officeooo:rsid="0023ef04"/>
    </style:style>
    <style:style style:name="T6" style:family="text">
      <style:text-properties officeooo:rsid="00256161"/>
    </style:style>
    <style:style style:name="T7" style:family="text">
      <style:text-properties fo:font-weight="bold" officeooo:rsid="0023ef0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ncuentra en el archivo /<text:span text:style-name="T1">etc/</text:span><text:span text:style-name="T3">passwd todas las líneas que contengan tu nombre de usuario.</text:span></text:p>
      <text:p text:style-name="P3"/>
      <text:p text:style-name="P3"/>
      <text:p text:style-name="P3">2. Haz un listado largo en el que se muestren los inodos en el directorio actual.</text:p>
      <text:p text:style-name="P3"/>
      <text:p text:style-name="P2"><text:span text:style-name="T3">3. </text:span><text:span text:style-name="T4">Encontrar en el archivo /</text:span><text:span text:style-name="T2">etc</text:span><text:span text:style-name="T4">/passwd todos las líneas que acaben en false e indicar el número total de ocurrencia.</text:span></text:p>
      <text:p text:style-name="P4"/>
      <text:p text:style-name="P4">4. Encuentra en el archivo /etc/passwd todas las líneas que empiecen por systemd e indica el número de línea en el que aparece.</text:p>
      <text:p text:style-name="P4"/>
      <text:p text:style-name="P4">5. En tu directorio de trabajo $home cuenta cuántos directorios hay.</text:p>
      <text:p text:style-name="P4"/>
      <text:p text:style-name="P5">6. Obtener la tercera columna del archivo /etc/passwd. Hay que tener en cuenta que el carácter separador son los dos puntos “:”.</text:p>
      <text:p text:style-name="P5"/>
      <text:p text:style-name="P5">7. Haz un listado largo en tu directorio $home y desvía el resultado al fichero listado-largo.txt.</text:p>
      <text:p text:style-name="P5"/>
      <text:p text:style-name="P6">8. <text:span text:style-name="T5">En el archivo pirata.txt </text:span><text:span text:style-name="T6">busca </text:span><text:span text:style-name="T5">todas las lineas que contengan </text:span><text:span text:style-name="T7">palabras</text:span><text:span text:style-name="T5"> de 4 letras que acaben en a.</text:span></text:p>
      <text:p text:style-name="P6"/>
      <text:p text:style-name="P8">9. En el archivo pirata.txt busca todas las lineas que comiencen por e y acaben por o.</text:p>
      <text:p text:style-name="P8"/>
      <text:p text:style-name="P9">10. En el archivo <text:span text:style-name="T1">etc/passwd encuentra las lineas que contengan un 33 que no esté precedido por :</text:span></text:p>
      <text:p text:style-name="P9"><text:span text:style-name="T1"/></text:p>
      <text:p text:style-name="P7"/>
      <text:p text:style-name="P10">(continuará...)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8:51:18.670000000</meta:creation-date>
    <dc:date>2022-12-01T20:13:40.548000000</dc:date>
    <meta:editing-duration>PT30M11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1" meta:word-count="178" meta:character-count="1009" meta:non-whitespace-character-count="842"/>
  </office:meta>
</office:document-meta>
</file>